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imations:</text:p>
      <text:p text:style-name="Standard"/>
      <text:p text:style-name="Standard">- all animations which should be scaled in tame should consist of 30 frames in lender</text:p>
      <text:p text:style-name="Standard"/>
      <text:p text:style-name="Standard"/>
      <text:p text:style-name="Standard">naming convention for the animation in blender is: </text:p>
      <text:p text:style-name="Standard"/>
      <text:p text:style-name="Standard"/>
      <text:p text:style-name="Standard">for movement:</text:p>
      <text:p text:style-name="Standard"/>
      <text:p text:style-name="Standard">Stance_Idle/CIdle_MovementName</text:p>
      <text:p text:style-name="Standard"/>
      <text:p text:style-name="Standard">CIdle stands for CombatIdle</text:p>
      <text:p text:style-name="Standard"/>
      <text:p text:style-name="Standard">so for running in combat: <text:s/>1HSword1_CombatIdle_Running</text:p>
      <text:p text:style-name="Standard">for standing outside of combat: Spear&amp;Shield1_Idle_Standing</text:p>
      <text:p text:style-name="Standard"/>
      <text:p text:style-name="Standard">not every stance needs an idle stand, some may share the default one</text:p>
      <text:p text:style-name="Standard"/>
      <text:p text:style-name="Standard"/>
      <text:p text:style-name="Standard">for combat movement:</text:p>
      <text:p text:style-name="Standard"/>
      <text:p text:style-name="Standard">Stance_MovementName_MovementType</text:p>
      <text:p text:style-name="Standard"/>
      <text:p text:style-name="Standard">1HSword1_Stab1_PrepareAttack</text:p>
      <text:p text:style-name="Standard"/>
      <text:p text:style-name="P1">new animatoion naming:</text:p>
      <text:p text:style-name="P1"/>
      <text:p text:style-name="P2">stanceType_stanceName_actionName_actionPartType</text:p>
      <text:p text:style-name="P2"/>
      <text:p text:style-name="P1">StanceType:</text:p>
      <text:p text:style-name="P2">CS- combat stance – only from this stands attacks are possible</text:p>
      <text:p text:style-name="P2">IS- Idle stance – weapon whidden or loosely in han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9S</meta:editing-duration>
    <meta:editing-cycles>5</meta:editing-cycles>
    <meta:generator>OpenOffice/4.1.6$Win32 OpenOffice.org_project/416m1$Build-9790</meta:generator>
    <dc:date>2019-05-16T16:09:48.57</dc:date>
    <dc:creator>df df</dc:creator>
    <meta:document-statistic meta:table-count="0" meta:image-count="0" meta:object-count="0" meta:page-count="1" meta:paragraph-count="17" meta:word-count="88" meta:character-count="671"/>
    <meta:user-defined meta:name="Info 1"/>
    <meta:user-defined meta:name="Info 2"/>
    <meta:user-defined meta:name="Info 3"/>
    <meta:user-defined meta:name="Info 4"/>
  </office:meta>
</office:document-meta>
</file>